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5752in"/>
    </style:style>
    <style:style style:name="co3" style:family="table-column">
      <style:table-column-properties fo:break-before="auto" style:column-width="0.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Wish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ass/Failed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product to “Wish List” page from PDP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er is able to Add products to Cart from <text:s/>“Wish List” page 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ded product to “Wish List” from Search Results pag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Added multiply items to “Wish List” page 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ded one item to “Wish List” page 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moved item <text:s/>from “Wish List” page 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dded duplicate items to “Wish List” page 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eadcrumb in the “Wish List” page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8">00/00/0000</text:date>, <text:time style:data-style-name="N2" text:time-value="22:20:54.4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6.2$Windows_X86_64 LibreOffice_project/0ce51a4fd21bff07a5c061082cc82c5ed232f115</meta:generator>
    <dc:date>2021-03-28T22:37:44.922000000</dc:date>
    <meta:editing-duration>PT25M13S</meta:editing-duration>
    <meta:editing-cycles>5</meta:editing-cycles>
    <meta:document-statistic meta:table-count="1" meta:cell-count="20" meta:object-count="0"/>
  </office:meta>
</office:document-meta>
</file>